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Neutral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23875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op_submission_form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* mandatory fie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ample ID *</text:p>
          </table:table-cell>
          <table:table-cell office:value-type="string" table:style-name="ce2">
            <text:p>genbank id</text:p>
          </table:table-cell>
          <table:table-cell office:value-type="string" table:style-name="ce4">
            <text:p>amplification *</text:p>
          </table:table-cell>
          <table:table-cell office:value-type="string" table:style-name="ce2">
            <text:p>sequencing range *</text:p>
          </table:table-cell>
          <table:table-cell office:value-type="string" table:style-name="ce2">
            <text:p>haplogroup</text:p>
          </table:table-cell>
          <table:table-cell office:value-type="string" table:style-name="ce2">
            <text:p>haplotype *</text:p>
          </table:table-cell>
          <table:table-cell office:value-type="string" table:style-name="ce2">
            <text:p>origin *</text:p>
          </table:table-cell>
          <table:table-cell office:value-type="string" table:style-name="ce2">
            <text:p>laboratory *</text:p>
          </table:table-cell>
          <table:table-cell office:value-type="string" table:style-name="ce2">
            <text:p>laboratory accreditation status</text:p>
          </table:table-cell>
          <table:table-cell office:value-type="string" table:style-name="ce2">
            <text:p>analyzing person *</text:p>
          </table:table-cell>
          <table:table-cell office:value-type="string" table:style-name="ce2">
            <text:p>specimen *</text:p>
          </table:table-cell>
          <table:table-cell office:value-type="string" table:style-name="ce2">
            <text:p>metapopulation *</text:p>
          </table:table-cell>
          <table:table-cell office:value-type="string" table:style-name="ce2">
            <text:p>sequencing chemistry *</text:p>
          </table:table-cell>
          <table:table-cell office:value-type="string" table:style-name="ce2">
            <text:p>sequencing device *</text:p>
          </table:table-cell>
          <table:table-cell office:value-type="string" table:style-name="ce2">
            <text:p>sequence strategy *</text:p>
          </table:table-cell>
          <table:table-cell office:value-type="string" table:style-name="ce2">
            <text:p>alignment software *</text:p>
          </table:table-cell>
          <table:table-cell office:value-type="string" table:style-name="ce2">
            <text:p>comment</text:p>
          </table:table-cell>
          <table:table-cell table:number-columns-repeated="16367" table:style-name="ce2"/>
        </table:table-row>
        <table:table-row table:style-name="ro2">
          <table:table-cell office:value-type="string" table:style-name="ce3">
            <text:p>use unambiguous sample names; avoid spaces, e.g. BLF003</text:p>
          </table:table-cell>
          <table:table-cell office:value-type="string" table:style-name="ce3">
            <text:p>not mandatory but desireable, because it would increase the visibility of the data; note, that GenBank submissions can be held off until the manuscript is published</text:p>
          </table:table-cell>
          <table:table-cell office:value-type="string" table:style-name="ce3">
            <text:p>specify PCR amplification kit, e.g. Precision ID <text:s/>mtDNA whole genome kit; if you designed your own primers use "home brewn protocol" and specify primers in column Q;</text:p>
          </table:table-cell>
          <table:table-cell office:value-type="string" table:style-name="ce3">
            <text:p>specify analyzed region e.g. 16024-576; 1-16569; note, that the full sequence information needs to be provided in the specified region</text:p>
          </table:table-cell>
          <table:table-cell office:value-type="string" table:style-name="ce3">
            <text:p>indicate the haplogroup status, e.g. H1c; if haplogroup is unknown, use "?"</text:p>
          </table:table-cell>
          <table:table-cell office:value-type="string" table:style-name="ce3">
            <text:p>specify haplotype relative to the rCRS; use nomenclature provided in the ISFG recommendations (DOI: 10.1016/j.fsigen.2014.07.010) e.g. 73G 150T 152C 315.1C 523del 524del …<text:s/><text:span text:style-name="T1">DON'T USE "+" for insertions</text:span></text:p>
          </table:table-cell>
          <table:table-cell office:value-type="string" table:style-name="ce3">
            <text:p>specify geographic origin of the sample as detailed as possible (city/ region), e.g. Innsbruck, Austria</text:p>
          </table:table-cell>
          <table:table-cell office:value-type="string" table:style-name="ce3">
            <text:p>specify labortory that performed the analysis<text:s/></text:p>
          </table:table-cell>
          <table:table-cell office:value-type="string" table:style-name="ce3">
            <text:p>specify labortory accreditation, if available, otherwise state "none"</text:p>
          </table:table-cell>
          <table:table-cell office:value-type="string" table:style-name="ce3">
            <text:p>specify person who performed the sequence analysis</text:p>
          </table:table-cell>
          <table:table-cell office:value-type="string" table:style-name="ce3">
            <text:p>specify source tissue, e.g. blood, buccal swab, saliva, hair</text:p>
          </table:table-cell>
          <table:table-cell office:value-type="string" table:style-name="ce3">
            <text:p>specify metapopulation based on self assigned ethnicity, e.g. Sub-Saharan African, Westeurasian, East Asian, South Asian, Southeast Asian, Oceanian, Native American; use further categories, such as language, religion, caste, … if applicable</text:p>
          </table:table-cell>
          <table:table-cell office:value-type="string" table:style-name="ce3">
            <text:p>specify chemistry used for sequencing, e.g. BigDye Terminator V3.1; Illumina MiSeq Reagent Kit Vs2 [300 cycles]</text:p>
          </table:table-cell>
          <table:table-cell office:value-type="string" table:style-name="ce3">
            <text:p>specify sequencing instrument, e.g. ABI3500, Ion S5 XL</text:p>
          </table:table-cell>
          <table:table-cell office:value-type="string" table:style-name="ce3">
            <text:p>specify sequencing strategy, e.g. Sanger sequencing, NGS</text:p>
          </table:table-cell>
          <table:table-cell office:value-type="string" table:style-name="ce3">
            <text:p>specify alignment software, e.g. Converge 2.1, Sequencher V5.4</text:p>
          </table:table-cell>
          <table:table-cell office:value-type="string" table:style-name="ce3">
            <text:p>add any comments that coiuld be useful, e.g. primer positions for home brewn amplification kits</text:p>
          </table:table-cell>
          <table:table-cell table:number-columns-repeated="16367" table:style-name="ce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cole Huber</meta:initial-creator>
    <dc:creator>Walther Parson</dc:creator>
    <meta:creation-date>2018-11-23T09:04:28Z</meta:creation-date>
    <dc:date>2020-05-12T04:35:33Z</dc:date>
    <meta:editing-duration>PT0S</meta:editing-duration>
  </office:meta>
</office:document-meta>
</file>